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03cm" loext:decorative="false"/>
      <style:paragraph-properties style:writing-mode="lr-tb"/>
    </style:style>
    <style:style style:name="gr2" style:family="graphic" style:parent-style-name="objectwithoutfill">
      <style:graphic-properties svg:stroke-width="0.3cm" svg:stroke-color="#f10d0c" draw:marker-start-width="0.65cm" draw:marker-end-width="0.65cm" draw:fill="none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fill="solid" draw:fill-color="#ff0000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1.099cm" fo:min-width="7.5cm" loext:decorative="false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1.099cm" fo:min-width="7cm" loext:decorative="false"/>
    </style:style>
    <style:style style:name="gr8" style:family="graphic" style:parent-style-name="standard">
      <style:graphic-properties draw:fill="solid" draw:fill-color="#b2b2b2" draw:textarea-horizontal-align="justify" draw:textarea-vertical-align="middle" draw:auto-grow-height="false" fo:min-height="2.349cm" fo:min-width="3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5cm" loext:decorative="false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style:text-properties fo:font-size="40pt"/>
    </style:style>
    <style:style style:name="P6" style:family="paragraph">
      <loext:graphic-properties draw:fill="none" draw:fill-color="#ffffff"/>
      <style:text-properties fo:font-size="40pt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cm" svg:height="2.453cm" svg:x="10cm" svg:y="12.9cm">
          <draw:text-box>
            <text:p>Option 1 : </text:p>
          </draw:text-box>
        </draw:frame>
        <draw:polygon draw:style-name="gr2" draw:text-style-name="P2" draw:layer="layout" svg:width="0cm" svg:height="0cm" svg:x="11.5cm" svg:y="10.5cm" svg:viewBox="0 0 0 0" draw:points="0,0">
          <text:p/>
        </draw:polygon>
        <draw:frame draw:style-name="gr1" draw:text-style-name="P1" draw:layer="layout" svg:width="6cm" svg:height="2.453cm" svg:x="10cm" svg:y="4.6cm">
          <draw:text-box>
            <text:p>Option 2 : </text:p>
          </draw:text-box>
        </draw:frame>
        <draw:polygon draw:style-name="gr3" draw:text-style-name="P3" draw:layer="layout" svg:width="14.999cm" svg:height="7.598cm" svg:x="9cm" svg:y="1.1cm" svg:viewBox="0 0 15000 7599" draw:points="7500,7500 0,7500 0,0 7500,0 7500,1000 9000,2000 9000,3000 11500,3500 15000,3500 15000,7599">
          <text:p/>
        </draw:polygon>
        <draw:polygon draw:style-name="gr3" draw:text-style-name="P3" draw:layer="layout" svg:width="14.999cm" svg:height="7.598cm" svg:x="9cm" svg:y="9.5cm" svg:viewBox="0 0 15000 7599" draw:points="7500,7500 0,7500 0,0 7500,0 7500,1000 9000,2000 9000,3000 11500,3500 15000,3500 15000,7599">
          <text:p/>
        </draw:polygon>
        <draw:polygon draw:style-name="gr4" draw:text-style-name="P4" draw:layer="layout" svg:width="4.199cm" svg:height="1.999cm" svg:x="16.5cm" svg:y="4.1cm" svg:viewBox="0 0 4200 2000" draw:points="0,500 1200,0 3000,0 4200,500 4200,2000 0,2000">
          <text:p/>
        </draw:polygon>
        <draw:frame draw:style-name="gr5" draw:text-style-name="P6" draw:layer="layout" svg:width="11cm" svg:height="2cm" svg:x="10.5cm" svg:y="17.5cm">
          <draw:text-box>
            <text:p text:style-name="P5"><text:span text:style-name="T1">Vue de plan</text:span></text:p>
          </draw:text-box>
        </draw:frame>
        <draw:frame draw:style-name="gr5" draw:text-style-name="P1" draw:layer="layout" svg:width="11.5cm" svg:height="2cm" svg:x="4.2cm" svg:y="4.5cm">
          <draw:text-box>
            <text:p>Option 1</text:p>
          </draw:text-box>
        </draw:frame>
        <draw:frame draw:style-name="gr5" draw:text-style-name="P1" draw:layer="layout" svg:width="11.5cm" svg:height="2cm" svg:x="4.1cm" svg:y="11.5cm">
          <draw:text-box>
            <text:p>Option 2</text:p>
          </draw:text-box>
        </draw:frame>
        <draw:custom-shape draw:style-name="gr6" draw:text-style-name="P7" draw:layer="layout" svg:width="8cm" svg:height="1.349cm" svg:x="9cm" svg:y="15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5cm" svg:height="1.349cm" svg:x="9cm" svg:y="7.35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3.999cm" svg:height="4.598cm" svg:x="17cm" svg:y="12.5cm" svg:viewBox="0 0 4000 4599" draw:points="0,4500 4000,4500 4000,500 3000,0 1500,0 0,500 0,4599">
          <text:p/>
        </draw:polygon>
        <draw:custom-shape draw:style-name="gr8" draw:text-style-name="P7" draw:layer="layout" svg:width="4cm" svg:height="2.599cm" svg:x="16.5cm" svg:y="6.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1.5cm" svg:height="2cm" svg:x="10.5cm" svg:y="3.6cm">
          <draw:text-box>
            <text:p>Maison</text:p>
          </draw:text-box>
        </draw:frame>
        <draw:frame draw:style-name="gr5" draw:text-style-name="P1" draw:layer="layout" svg:width="11.5cm" svg:height="2cm" svg:x="10cm" svg:y="12cm">
          <draw:text-box>
            <text:p>Maison</text:p>
          </draw:text-box>
        </draw:frame>
        <draw:custom-shape draw:style-name="gr9" draw:text-style-name="P3" draw:layer="layout" svg:width="5.5cm" svg:height="4cm" svg:x="20.5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1.5cm" svg:height="2cm" svg:x="20.5cm" svg:y="5.5cm">
          <draw:text-box>
            <text:p>Garage</text:p>
          </draw:text-box>
        </draw:frame>
        <draw:custom-shape draw:style-name="gr9" draw:text-style-name="P3" draw:layer="layout" svg:width="5.5cm" svg:height="4cm" svg:x="21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1.5cm" svg:height="2cm" svg:x="21cm" svg:y="14cm">
          <draw:text-box>
            <text:p>Garage</text:p>
          </draw:text-box>
        </draw:frame>
        <draw:frame draw:style-name="gr5" draw:text-style-name="P1" draw:layer="layout" svg:width="11.5cm" svg:height="2cm" svg:x="10cm" svg:y="7.5cm">
          <draw:text-box>
            <text:p>Terrasse</text:p>
          </draw:text-box>
        </draw:frame>
        <draw:frame draw:style-name="gr5" draw:text-style-name="P1" draw:layer="layout" svg:width="11.5cm" svg:height="2cm" svg:x="10.5cm" svg:y="15.5cm">
          <draw:text-box>
            <text:p>Terrasse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b2b2b2" draw:marker-start-width="0.35cm" draw:marker-start-center="false" draw:marker-end-width="0.35cm" draw:marker-end-center="false" draw:fill="solid" draw:fill-color="#ccccc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="Triangle" draw:marker-end-width="1.85cm" draw:fill="none"/>
      <style:text-properties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4:59:25.070631622</meta:creation-date>
    <dc:date>2023-09-21T22:55:58.007571925</dc:date>
    <meta:editing-duration>PT7H56M37S</meta:editing-duration>
    <meta:editing-cycles>3</meta:editing-cycles>
    <meta:generator>LibreOffice/7.6.1.2$Linux_X86_64 LibreOffice_project/4412c0006c0cfe5a5d40cae25a00da8a194aa4c0</meta:generator>
    <meta:document-statistic meta:object-count="44"/>
  </office:meta>
</office:document-meta>
</file>